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Courier" svg:font-family="Courier, 'Courier New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ourier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6.80000019073486pt" style:language-asian="ar" style:country-asian="SA" style:font-style-asian="normal" style:font-weight-asian="normal" style:font-name-complex="Courier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ourier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6.80000019073486pt" style:language-asian="ar" style:country-asian="SA" style:font-style-asian="normal" style:font-weight-asian="normal" style:font-name-complex="Courier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ourier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6.80000019073486pt" style:language-asian="ar" style:country-asian="SA" style:font-style-asian="normal" style:font-weight-asian="normal" style:font-name-complex="Courier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1"/>
        <table:table-row table:style-name="ro1">
          <table:table-cell office:value-type="string" calcext:value-type="string">
            <text:p>time[hr],after7/5/1976,00UTC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dpdx[Pa/km]</text:p>
          </table:table-cell>
          <table:table-cell office:value-type="string" calcext:value-type="string">
            <text:p>dpdy[Pa/km]</text:p>
          </table:table-cell>
          <table:table-cell office:value-type="string" calcext:value-type="string">
            <text:p>u0[m/s]</text:p>
          </table:table-cell>
          <table:table-cell office:value-type="string" calcext:value-type="string">
            <text:p>v0[m/s]</text:p>
          </table:table-cell>
          <table:table-cell office:value-type="string" calcext:value-type="string">
            <text:p>dpdx_m[Pa/km]</text:p>
          </table:table-cell>
          <table:table-cell office:value-type="string" calcext:value-type="string">
            <text:p>u0_m[m/s]</text:p>
          </table:table-cell>
          <table:table-cell office:value-type="string" calcext:value-type="string">
            <text:p>v0_m[m/s]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1743" calcext:value-type="float">
            <text:p>-0.81743</text:p>
          </table:table-cell>
          <table:table-cell office:value-type="float" office:value="0.42456" calcext:value-type="float">
            <text:p>0.42456</text:p>
          </table:table-cell>
          <table:table-cell office:value-type="float" office:value="-9.0393" calcext:value-type="float">
            <text:p>-9.0393</text:p>
          </table:table-cell>
          <table:table-cell office:value-type="float" office:value="-7.5849" calcext:value-type="float">
            <text:p>-7.5849</text:p>
          </table:table-cell>
          <table:table-cell table:style-name="ce3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2544" calcext:value-type="float">
            <text:p>0.52544</text:p>
          </table:table-cell>
          <table:table-cell office:value-type="float" office:value="0.11659" calcext:value-type="float">
            <text:p>0.11659</text:p>
          </table:table-cell>
          <table:table-cell office:value-type="float" office:value="-7.5072" calcext:value-type="float">
            <text:p>-7.5072</text:p>
          </table:table-cell>
          <table:table-cell office:value-type="float" office:value="-6.2993" calcext:value-type="float">
            <text:p>-6.2993</text:p>
          </table:table-cell>
          <table:table-cell table:style-name="ce3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23345" calcext:value-type="float">
            <text:p>0.23345</text:p>
          </table:table-cell>
          <table:table-cell office:value-type="float" office:value="0.65774" calcext:value-type="float">
            <text:p>0.65774</text:p>
          </table:table-cell>
          <table:table-cell office:value-type="float" office:value="-8.2733" calcext:value-type="float">
            <text:p>-8.2733</text:p>
          </table:table-cell>
          <table:table-cell office:value-type="float" office:value="-6.9421" calcext:value-type="float">
            <text:p>-6.9421</text:p>
          </table:table-cell>
          <table:table-cell table:style-name="ce3"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0.87598" calcext:value-type="float">
            <text:p>-0.87598</text:p>
          </table:table-cell>
          <table:table-cell office:value-type="float" office:value="1.6234" calcext:value-type="float">
            <text:p>1.6234</text:p>
          </table:table-cell>
          <table:table-cell office:value-type="float" office:value="-7.5072" calcext:value-type="float">
            <text:p>-7.5072</text:p>
          </table:table-cell>
          <table:table-cell office:value-type="float" office:value="-6.2993" calcext:value-type="float">
            <text:p>-6.2993</text:p>
          </table:table-cell>
          <table:table-cell table:style-name="ce3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3415" calcext:value-type="float">
            <text:p>0.93415</text:p>
          </table:table-cell>
          <table:table-cell office:value-type="float" office:value="-0.09569" calcext:value-type="float">
            <text:p>-0.09569</text:p>
          </table:table-cell>
          <table:table-cell office:value-type="float" office:value="-8.2733" calcext:value-type="float">
            <text:p>-8.2733</text:p>
          </table:table-cell>
          <table:table-cell office:value-type="float" office:value="-6.9421" calcext:value-type="float">
            <text:p>-6.9421</text:p>
          </table:table-cell>
          <table:table-cell table:style-name="ce3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5763" calcext:value-type="float">
            <text:p>1.5763</text:p>
          </table:table-cell>
          <table:table-cell office:value-type="float" office:value="0.34977" calcext:value-type="float">
            <text:p>0.34977</text:p>
          </table:table-cell>
          <table:table-cell office:value-type="float" office:value="-7.1014" calcext:value-type="float">
            <text:p>-7.1014</text:p>
          </table:table-cell>
          <table:table-cell office:value-type="float" office:value="-4.1" calcext:value-type="float">
            <text:p>-4.1</text:p>
          </table:table-cell>
          <table:table-cell table:style-name="ce3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4523" calcext:value-type="float">
            <text:p>2.4523</text:p>
          </table:table-cell>
          <table:table-cell office:value-type="float" office:value="-1.2737" calcext:value-type="float">
            <text:p>-1.2737</text:p>
          </table:table-cell>
          <table:table-cell office:value-type="float" office:value="-7.1014" calcext:value-type="float">
            <text:p>-7.1014</text:p>
          </table:table-cell>
          <table:table-cell office:value-type="float" office:value="-4.1" calcext:value-type="float">
            <text:p>-4.1</text:p>
          </table:table-cell>
          <table:table-cell table:style-name="ce3"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2261" calcext:value-type="float">
            <text:p>1.2261</text:p>
          </table:table-cell>
          <table:table-cell office:value-type="float" office:value="-0.63684" calcext:value-type="float">
            <text:p>-0.63684</text:p>
          </table:table-cell>
          <table:table-cell office:value-type="float" office:value="-7.1014" calcext:value-type="float">
            <text:p>-7.1014</text:p>
          </table:table-cell>
          <table:table-cell office:value-type="float" office:value="-4.1" calcext:value-type="float">
            <text:p>-4.1</text:p>
          </table:table-cell>
          <table:table-cell table:style-name="ce3"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.1676" calcext:value-type="float">
            <text:p>1.1676</text:p>
          </table:table-cell>
          <table:table-cell office:value-type="float" office:value="0.56205" calcext:value-type="float">
            <text:p>0.56205</text:p>
          </table:table-cell>
          <table:table-cell office:value-type="float" office:value="-7.583" calcext:value-type="float">
            <text:p>-7.583</text:p>
          </table:table-cell>
          <table:table-cell office:value-type="float" office:value="-1.3371" calcext:value-type="float">
            <text:p>-1.3371</text:p>
          </table:table-cell>
          <table:table-cell table:style-name="ce3"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64216" calcext:value-type="float">
            <text:p>0.64216</text:p>
          </table:table-cell>
          <table:table-cell office:value-type="float" office:value="0.44546" calcext:value-type="float">
            <text:p>0.44546</text:p>
          </table:table-cell>
          <table:table-cell office:value-type="float" office:value="-6.5982" calcext:value-type="float">
            <text:p>-6.5982</text:p>
          </table:table-cell>
          <table:table-cell office:value-type="float" office:value="1.1634" calcext:value-type="float">
            <text:p>1.1634</text:p>
          </table:table-cell>
          <table:table-cell table:style-name="ce3"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40872" calcext:value-type="float">
            <text:p>0.40872</text:p>
          </table:table-cell>
          <table:table-cell office:value-type="float" office:value="-0.21228" calcext:value-type="float">
            <text:p>-0.21228</text:p>
          </table:table-cell>
          <table:table-cell office:value-type="float" office:value="-6.2354" calcext:value-type="float">
            <text:p>-6.2354</text:p>
          </table:table-cell>
          <table:table-cell office:value-type="float" office:value="3.6" calcext:value-type="float">
            <text:p>3.6</text:p>
          </table:table-cell>
          <table:table-cell table:style-name="ce3"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52544" calcext:value-type="float">
            <text:p>0.52544</text:p>
          </table:table-cell>
          <table:table-cell office:value-type="float" office:value="0.11659" calcext:value-type="float">
            <text:p>0.11659</text:p>
          </table:table-cell>
          <table:table-cell office:value-type="float" office:value="-2.55" calcext:value-type="float">
            <text:p>-2.55</text:p>
          </table:table-cell>
          <table:table-cell office:value-type="float" office:value="4.4167" calcext:value-type="float">
            <text:p>4.4167</text:p>
          </table:table-cell>
          <table:table-cell table:style-name="ce3"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2843" calcext:value-type="float">
            <text:p>1.2843</text:p>
          </table:table-cell>
          <table:table-cell office:value-type="float" office:value="0.89092" calcext:value-type="float">
            <text:p>0.89092</text:p>
          </table:table-cell>
          <table:table-cell office:value-type="float" office:value="-1.4023" calcext:value-type="float">
            <text:p>-1.4023</text:p>
          </table:table-cell>
          <table:table-cell office:value-type="float" office:value="3.8527" calcext:value-type="float">
            <text:p>3.8527</text:p>
          </table:table-cell>
          <table:table-cell table:style-name="ce3"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11672" calcext:value-type="float">
            <text:p>0.11672</text:p>
          </table:table-cell>
          <table:table-cell office:value-type="float" office:value="0.32887" calcext:value-type="float">
            <text:p>0.32887</text:p>
          </table:table-cell>
          <table:table-cell office:value-type="float" office:value="-0.79878" calcext:value-type="float">
            <text:p>-0.79878</text:p>
          </table:table-cell>
          <table:table-cell office:value-type="float" office:value="4.5301" calcext:value-type="float">
            <text:p>4.5301</text:p>
          </table:table-cell>
          <table:table-cell table:style-name="ce3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0509" calcext:value-type="float">
            <text:p>1.0509</text:p>
          </table:table-cell>
          <table:table-cell office:value-type="float" office:value="0.23318" calcext:value-type="float">
            <text:p>0.23318</text:p>
          </table:table-cell>
          <table:table-cell office:value-type="float" office:value="0.88561" calcext:value-type="float">
            <text:p>0.88561</text:p>
          </table:table-cell>
          <table:table-cell office:value-type="float" office:value="5.0225" calcext:value-type="float">
            <text:p>5.0225</text:p>
          </table:table-cell>
          <table:table-cell table:style-name="ce3"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11672" calcext:value-type="float">
            <text:p>0.11672</text:p>
          </table:table-cell>
          <table:table-cell office:value-type="float" office:value="0.32887" calcext:value-type="float">
            <text:p>0.32887</text:p>
          </table:table-cell>
          <table:table-cell office:value-type="float" office:value="2.7578" calcext:value-type="float">
            <text:p>2.7578</text:p>
          </table:table-cell>
          <table:table-cell office:value-type="float" office:value="2.314" calcext:value-type="float">
            <text:p>2.314</text:p>
          </table:table-cell>
          <table:table-cell table:style-name="ce3"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0.70071" calcext:value-type="float">
            <text:p>-0.70071</text:p>
          </table:table-cell>
          <table:table-cell office:value-type="float" office:value="0.75343" calcext:value-type="float">
            <text:p>0.75343</text:p>
          </table:table-cell>
          <table:table-cell office:value-type="float" office:value="2.6847" calcext:value-type="float">
            <text:p>2.6847</text:p>
          </table:table-cell>
          <table:table-cell office:value-type="float" office:value="-1.55" calcext:value-type="float">
            <text:p>-1.55</text:p>
          </table:table-cell>
          <table:table-cell table:style-name="ce3"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1.2261" calcext:value-type="float">
            <text:p>-1.2261</text:p>
          </table:table-cell>
          <table:table-cell office:value-type="float" office:value="0.63684" calcext:value-type="float">
            <text:p>0.63684</text:p>
          </table:table-cell>
          <table:table-cell office:value-type="float" office:value="1.9926" calcext:value-type="float">
            <text:p>1.9926</text:p>
          </table:table-cell>
          <table:table-cell office:value-type="float" office:value="-2.3747" calcext:value-type="float">
            <text:p>-2.3747</text:p>
          </table:table-cell>
          <table:table-cell table:style-name="ce3"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0.81743" calcext:value-type="float">
            <text:p>-0.81743</text:p>
          </table:table-cell>
          <table:table-cell office:value-type="float" office:value="0.42456" calcext:value-type="float">
            <text:p>0.42456</text:p>
          </table:table-cell>
          <table:table-cell office:value-type="float" office:value="1.4023" calcext:value-type="float">
            <text:p>1.4023</text:p>
          </table:table-cell>
          <table:table-cell office:value-type="float" office:value="-3.8527" calcext:value-type="float">
            <text:p>-3.8527</text:p>
          </table:table-cell>
          <table:table-cell table:style-name="ce3"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0.29199" calcext:value-type="float">
            <text:p>-0.29199</text:p>
          </table:table-cell>
          <table:table-cell office:value-type="float" office:value="0.54115" calcext:value-type="float">
            <text:p>0.54115</text:p>
          </table:table-cell>
          <table:table-cell office:value-type="float" office:value="1.4023" calcext:value-type="float">
            <text:p>1.4023</text:p>
          </table:table-cell>
          <table:table-cell office:value-type="float" office:value="-3.8527" calcext:value-type="float">
            <text:p>-3.8527</text:p>
          </table:table-cell>
          <table:table-cell table:style-name="ce3"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81743" calcext:value-type="float">
            <text:p>-0.81743</text:p>
          </table:table-cell>
          <table:table-cell office:value-type="float" office:value="0.42456" calcext:value-type="float">
            <text:p>0.42456</text:p>
          </table:table-cell>
          <table:table-cell office:value-type="float" office:value="0.62513" calcext:value-type="float">
            <text:p>0.62513</text:p>
          </table:table-cell>
          <table:table-cell office:value-type="float" office:value="-3.5453" calcext:value-type="float">
            <text:p>-3.5453</text:p>
          </table:table-cell>
          <table:table-cell table:style-name="ce3"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-0.11672" calcext:value-type="float">
            <text:p>-0.11672</text:p>
          </table:table-cell>
          <table:table-cell office:value-type="float" office:value="-0.32887" calcext:value-type="float">
            <text:p>-0.32887</text:p>
          </table:table-cell>
          <table:table-cell office:value-type="float" office:value="-1.3" calcext:value-type="float">
            <text:p>-1.3</text:p>
          </table:table-cell>
          <table:table-cell office:value-type="float" office:value="-2.2517" calcext:value-type="float">
            <text:p>-2.2517</text:p>
          </table:table-cell>
          <table:table-cell table:style-name="ce3"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177" calcext:value-type="float">
            <text:p>-3.1177</text:p>
          </table:table-cell>
          <table:table-cell office:value-type="float" office:value="-1.8" calcext:value-type="float">
            <text:p>-1.8</text:p>
          </table:table-cell>
          <table:table-cell table:style-name="ce3"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-0.11672" calcext:value-type="float">
            <text:p>-0.11672</text:p>
          </table:table-cell>
          <table:table-cell office:value-type="float" office:value="-0.32887" calcext:value-type="float">
            <text:p>-0.32887</text:p>
          </table:table-cell>
          <table:table-cell office:value-type="float" office:value="-5.1" calcext:value-type="float">
            <text:p>-5.1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7527" calcext:value-type="float">
            <text:p>0.17527</text:p>
          </table:table-cell>
          <table:table-cell office:value-type="float" office:value="-0.87002" calcext:value-type="float">
            <text:p>-0.87002</text:p>
          </table:table-cell>
          <table:table-cell office:value-type="float" office:value="-5.3562" calcext:value-type="float">
            <text:p>-5.3562</text:p>
          </table:table-cell>
          <table:table-cell office:value-type="float" office:value="1.9495" calcext:value-type="float">
            <text:p>1.9495</text:p>
          </table:table-cell>
          <table:table-cell office:value-type="float" office:value="-0.32108" calcext:value-type="float">
            <text:p>-0.32108</text:p>
          </table:table-cell>
          <table:table-cell office:value-type="float" office:value="-7.1978" calcext:value-type="float">
            <text:p>-7.1978</text:p>
          </table:table-cell>
          <table:table-cell office:value-type="float" office:value="-2.8177" calcext:value-type="float">
            <text:p>-2.817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7527" calcext:value-type="float">
            <text:p>0.17527</text:p>
          </table:table-cell>
          <table:table-cell office:value-type="float" office:value="-0.87002" calcext:value-type="float">
            <text:p>-0.87002</text:p>
          </table:table-cell>
          <table:table-cell office:value-type="float" office:value="-5.6134" calcext:value-type="float">
            <text:p>-5.6134</text:p>
          </table:table-cell>
          <table:table-cell office:value-type="float" office:value="0.98979" calcext:value-type="float">
            <text:p>0.98979</text:p>
          </table:table-cell>
          <table:table-cell office:value-type="float" office:value="0.35035" calcext:value-type="float">
            <text:p>0.35035</text:p>
          </table:table-cell>
          <table:table-cell office:value-type="float" office:value="-6.5603" calcext:value-type="float">
            <text:p>-6.5603</text:p>
          </table:table-cell>
          <table:table-cell office:value-type="float" office:value="-2.6548" calcext:value-type="float">
            <text:p>-2.65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9199" calcext:value-type="float">
            <text:p>0.29199</text:p>
          </table:table-cell>
          <table:table-cell office:value-type="float" office:value="-0.54115" calcext:value-type="float">
            <text:p>-0.54115</text:p>
          </table:table-cell>
          <table:table-cell office:value-type="float" office:value="-4.7924" calcext:value-type="float">
            <text:p>-4.7924</text:p>
          </table:table-cell>
          <table:table-cell office:value-type="float" office:value="1.7443" calcext:value-type="float">
            <text:p>1.7443</text:p>
          </table:table-cell>
          <table:table-cell office:value-type="float" office:value="0.26272" calcext:value-type="float">
            <text:p>0.26272</text:p>
          </table:table-cell>
          <table:table-cell office:value-type="float" office:value="-6.5329" calcext:value-type="float">
            <text:p>-6.5329</text:p>
          </table:table-cell>
          <table:table-cell office:value-type="float" office:value="-2.5989" calcext:value-type="float">
            <text:p>-2.59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277" calcext:value-type="float">
            <text:p>2.277</text:p>
          </table:table-cell>
          <table:table-cell office:value-type="float" office:value="-0.40365" calcext:value-type="float">
            <text:p>-0.40365</text:p>
          </table:table-cell>
          <table:table-cell office:value-type="float" office:value="-5.3562" calcext:value-type="float">
            <text:p>-5.3562</text:p>
          </table:table-cell>
          <table:table-cell office:value-type="float" office:value="1.9495" calcext:value-type="float">
            <text:p>1.9495</text:p>
          </table:table-cell>
          <table:table-cell office:value-type="float" office:value="0.70052" calcext:value-type="float">
            <text:p>0.70052</text:p>
          </table:table-cell>
          <table:table-cell office:value-type="float" office:value="-6.4317" calcext:value-type="float">
            <text:p>-6.4317</text:p>
          </table:table-cell>
          <table:table-cell office:value-type="float" office:value="-2.1749" calcext:value-type="float">
            <text:p>-2.17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8683" calcext:value-type="float">
            <text:p>1.8683</text:p>
          </table:table-cell>
          <table:table-cell office:value-type="float" office:value="-0.19138" calcext:value-type="float">
            <text:p>-0.19138</text:p>
          </table:table-cell>
          <table:table-cell office:value-type="float" office:value="-5.8261" calcext:value-type="float">
            <text:p>-5.8261</text:p>
          </table:table-cell>
          <table:table-cell office:value-type="float" office:value="2.1205" calcext:value-type="float">
            <text:p>2.1205</text:p>
          </table:table-cell>
          <table:table-cell office:value-type="float" office:value="1.4012" calcext:value-type="float">
            <text:p>1.4012</text:p>
          </table:table-cell>
          <table:table-cell office:value-type="float" office:value="-7.0497" calcext:value-type="float">
            <text:p>-7.0497</text:p>
          </table:table-cell>
          <table:table-cell office:value-type="float" office:value="-2.4108" calcext:value-type="float">
            <text:p>-2.41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0.11672" calcext:value-type="float">
            <text:p>-0.11672</text:p>
          </table:table-cell>
          <table:table-cell office:value-type="float" office:value="-0.32887" calcext:value-type="float">
            <text:p>-0.32887</text:p>
          </table:table-cell>
          <table:table-cell office:value-type="float" office:value="-4.7495" calcext:value-type="float">
            <text:p>-4.7495</text:p>
          </table:table-cell>
          <table:table-cell office:value-type="float" office:value="3.9853" calcext:value-type="float">
            <text:p>3.9853</text:p>
          </table:table-cell>
          <table:table-cell office:value-type="float" office:value="0.7298" calcext:value-type="float">
            <text:p>0.7298</text:p>
          </table:table-cell>
          <table:table-cell office:value-type="float" office:value="-5.9254" calcext:value-type="float">
            <text:p>-5.9254</text:p>
          </table:table-cell>
          <table:table-cell office:value-type="float" office:value="-0.057358" calcext:value-type="float">
            <text:p>-0.0573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0.81743" calcext:value-type="float">
            <text:p>-0.81743</text:p>
          </table:table-cell>
          <table:table-cell office:value-type="float" office:value="0.42456" calcext:value-type="float">
            <text:p>0.42456</text:p>
          </table:table-cell>
          <table:table-cell office:value-type="float" office:value="-2.6354" calcext:value-type="float">
            <text:p>-2.6354</text:p>
          </table:table-cell>
          <table:table-cell office:value-type="float" office:value="3.1408" calcext:value-type="float">
            <text:p>3.1408</text:p>
          </table:table-cell>
          <table:table-cell office:value-type="float" office:value="0.81743" calcext:value-type="float">
            <text:p>0.81743</text:p>
          </table:table-cell>
          <table:table-cell office:value-type="float" office:value="-4.8684" calcext:value-type="float">
            <text:p>-4.8684</text:p>
          </table:table-cell>
          <table:table-cell office:value-type="float" office:value="-0.47961" calcext:value-type="float">
            <text:p>-0.479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0.52544" calcext:value-type="float">
            <text:p>-0.52544</text:p>
          </table:table-cell>
          <table:table-cell office:value-type="float" office:value="-0.11659" calcext:value-type="float">
            <text:p>-0.11659</text:p>
          </table:table-cell>
          <table:table-cell office:value-type="float" office:value="-1.4023" calcext:value-type="float">
            <text:p>-1.4023</text:p>
          </table:table-cell>
          <table:table-cell office:value-type="float" office:value="3.8527" calcext:value-type="float">
            <text:p>3.8527</text:p>
          </table:table-cell>
          <table:table-cell office:value-type="float" office:value="0.35035" calcext:value-type="float">
            <text:p>0.35035</text:p>
          </table:table-cell>
          <table:table-cell office:value-type="float" office:value="-4.2518" calcext:value-type="float">
            <text:p>-4.2518</text:p>
          </table:table-cell>
          <table:table-cell office:value-type="float" office:value="-0.12363" calcext:value-type="float">
            <text:p>-0.123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75888" calcext:value-type="float">
            <text:p>0.75888</text:p>
          </table:table-cell>
          <table:table-cell office:value-type="float" office:value="0.77433" calcext:value-type="float">
            <text:p>0.77433</text:p>
          </table:table-cell>
          <table:table-cell office:value-type="float" office:value="1.8" calcext:value-type="float">
            <text:p>1.8</text:p>
          </table:table-cell>
          <table:table-cell office:value-type="float" office:value="3.1177" calcext:value-type="float">
            <text:p>3.1177</text:p>
          </table:table-cell>
          <table:table-cell office:value-type="float" office:value="0.96324" calcext:value-type="float">
            <text:p>0.96324</text:p>
          </table:table-cell>
          <table:table-cell office:value-type="float" office:value="-2.8915" calcext:value-type="float">
            <text:p>-2.8915</text:p>
          </table:table-cell>
          <table:table-cell office:value-type="float" office:value="0.8903" calcext:value-type="float">
            <text:p>0.890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-0.70071" calcext:value-type="float">
            <text:p>-0.70071</text:p>
          </table:table-cell>
          <table:table-cell office:value-type="float" office:value="0.75343" calcext:value-type="float">
            <text:p>0.75343</text:p>
          </table:table-cell>
          <table:table-cell office:value-type="float" office:value="0.71824" calcext:value-type="float">
            <text:p>0.71824</text:p>
          </table:table-cell>
          <table:table-cell office:value-type="float" office:value="1.9734" calcext:value-type="float">
            <text:p>1.9734</text:p>
          </table:table-cell>
          <table:table-cell office:value-type="float" office:value="-0.029273" calcext:value-type="float">
            <text:p>-0.029273</text:p>
          </table:table-cell>
          <table:table-cell office:value-type="float" office:value="-2.94" calcext:value-type="float">
            <text:p>-2.94</text:p>
          </table:table-cell>
          <table:table-cell office:value-type="float" office:value="1.5684" calcext:value-type="float">
            <text:p>1.56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0.87598" calcext:value-type="float">
            <text:p>-0.87598</text:p>
          </table:table-cell>
          <table:table-cell office:value-type="float" office:value="1.6234" calcext:value-type="float">
            <text:p>1.6234</text:p>
          </table:table-cell>
          <table:table-cell office:value-type="float" office:value="1.55" calcext:value-type="float">
            <text:p>1.55</text:p>
          </table:table-cell>
          <table:table-cell office:value-type="float" office:value="2.6847" calcext:value-type="float">
            <text:p>2.6847</text:p>
          </table:table-cell>
          <table:table-cell office:value-type="float" office:value="-0.23363" calcext:value-type="float">
            <text:p>-0.23363</text:p>
          </table:table-cell>
          <table:table-cell office:value-type="float" office:value="-2.3427" calcext:value-type="float">
            <text:p>-2.3427</text:p>
          </table:table-cell>
          <table:table-cell office:value-type="float" office:value="3.1423" calcext:value-type="float">
            <text:p>3.14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-0.9927" calcext:value-type="float">
            <text:p>-0.9927</text:p>
          </table:table-cell>
          <table:table-cell office:value-type="float" office:value="1.2946" calcext:value-type="float">
            <text:p>1.2946</text:p>
          </table:table-cell>
          <table:table-cell office:value-type="float" office:value="1.9917" calcext:value-type="float">
            <text:p>1.9917</text:p>
          </table:table-cell>
          <table:table-cell office:value-type="float" office:value="1.6712" calcext:value-type="float">
            <text:p>1.6712</text:p>
          </table:table-cell>
          <table:table-cell office:value-type="float" office:value="-0.23363" calcext:value-type="float">
            <text:p>-0.23363</text:p>
          </table:table-cell>
          <table:table-cell office:value-type="float" office:value="-0.27914" calcext:value-type="float">
            <text:p>-0.27914</text:p>
          </table:table-cell>
          <table:table-cell office:value-type="float" office:value="3.044" calcext:value-type="float">
            <text:p>3.0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-1.8101" calcext:value-type="float">
            <text:p>-1.8101</text:p>
          </table:table-cell>
          <table:table-cell office:value-type="float" office:value="1.7191" calcext:value-type="float">
            <text:p>1.7191</text:p>
          </table:table-cell>
          <table:table-cell office:value-type="float" office:value="4.0377" calcext:value-type="float">
            <text:p>4.0377</text:p>
          </table:table-cell>
          <table:table-cell office:value-type="float" office:value="0.71196" calcext:value-type="float">
            <text:p>0.71196</text:p>
          </table:table-cell>
          <table:table-cell office:value-type="float" office:value="-0.2629" calcext:value-type="float">
            <text:p>-0.2629</text:p>
          </table:table-cell>
          <table:table-cell office:value-type="float" office:value="1.3177" calcext:value-type="float">
            <text:p>1.3177</text:p>
          </table:table-cell>
          <table:table-cell office:value-type="float" office:value="2.2823" calcext:value-type="float">
            <text:p>2.28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-2.861" calcext:value-type="float">
            <text:p>-2.861</text:p>
          </table:table-cell>
          <table:table-cell office:value-type="float" office:value="1.486" calcext:value-type="float">
            <text:p>1.486</text:p>
          </table:table-cell>
          <table:table-cell office:value-type="float" office:value="6.2959" calcext:value-type="float">
            <text:p>6.2959</text:p>
          </table:table-cell>
          <table:table-cell office:value-type="float" office:value="-2.2915" calcext:value-type="float">
            <text:p>-2.2915</text:p>
          </table:table-cell>
          <table:table-cell office:value-type="float" office:value="-1.3721" calcext:value-type="float">
            <text:p>-1.3721</text:p>
          </table:table-cell>
          <table:table-cell office:value-type="float" office:value="2.7486" calcext:value-type="float">
            <text:p>2.7486</text:p>
          </table:table-cell>
          <table:table-cell office:value-type="float" office:value="1.1193" calcext:value-type="float">
            <text:p>1.119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-1.8683" calcext:value-type="float">
            <text:p>-1.8683</text:p>
          </table:table-cell>
          <table:table-cell office:value-type="float" office:value="0.19138" calcext:value-type="float">
            <text:p>0.19138</text:p>
          </table:table-cell>
          <table:table-cell office:value-type="float" office:value="1.8" calcext:value-type="float">
            <text:p>1.8</text:p>
          </table:table-cell>
          <table:table-cell office:value-type="float" office:value="-3.1177" calcext:value-type="float">
            <text:p>-3.1177</text:p>
          </table:table-cell>
          <table:table-cell office:value-type="float" office:value="-0.40872" calcext:value-type="float">
            <text:p>-0.40872</text:p>
          </table:table-cell>
          <table:table-cell office:value-type="float" office:value="1.3428" calcext:value-type="float">
            <text:p>1.3428</text:p>
          </table:table-cell>
          <table:table-cell office:value-type="float" office:value="0.95241" calcext:value-type="float">
            <text:p>0.952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-2.1018" calcext:value-type="float">
            <text:p>-2.1018</text:p>
          </table:table-cell>
          <table:table-cell office:value-type="float" office:value="-0.46636" calcext:value-type="float">
            <text:p>-0.46636</text:p>
          </table:table-cell>
          <table:table-cell office:value-type="float" office:value="2.85" calcext:value-type="float">
            <text:p>2.85</text:p>
          </table:table-cell>
          <table:table-cell office:value-type="float" office:value="-4.9363" calcext:value-type="float">
            <text:p>-4.9363</text:p>
          </table:table-cell>
          <table:table-cell office:value-type="float" office:value="-0.99252" calcext:value-type="float">
            <text:p>-0.99252</text:p>
          </table:table-cell>
          <table:table-cell office:value-type="float" office:value="2.8039" calcext:value-type="float">
            <text:p>2.8039</text:p>
          </table:table-cell>
          <table:table-cell office:value-type="float" office:value="-1.3112" calcext:value-type="float">
            <text:p>-1.31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-0.52544" calcext:value-type="float">
            <text:p>-0.52544</text:p>
          </table:table-cell>
          <table:table-cell office:value-type="float" office:value="-0.11659" calcext:value-type="float">
            <text:p>-0.11659</text:p>
          </table:table-cell>
          <table:table-cell office:value-type="float" office:value="2.1205" calcext:value-type="float">
            <text:p>2.1205</text:p>
          </table:table-cell>
          <table:table-cell office:value-type="float" office:value="-5.8261" calcext:value-type="float">
            <text:p>-5.8261</text:p>
          </table:table-cell>
          <table:table-cell office:value-type="float" office:value="-0.61307" calcext:value-type="float">
            <text:p>-0.61307</text:p>
          </table:table-cell>
          <table:table-cell office:value-type="float" office:value="2.4026" calcext:value-type="float">
            <text:p>2.4026</text:p>
          </table:table-cell>
          <table:table-cell office:value-type="float" office:value="-3.688" calcext:value-type="float">
            <text:p>-3.68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-0.35017" calcext:value-type="float">
            <text:p>-0.35017</text:p>
          </table:table-cell>
          <table:table-cell office:value-type="float" office:value="-0.98661" calcext:value-type="float">
            <text:p>-0.98661</text:p>
          </table:table-cell>
          <table:table-cell office:value-type="float" office:value="2.4625" calcext:value-type="float">
            <text:p>2.4625</text:p>
          </table:table-cell>
          <table:table-cell office:value-type="float" office:value="-6.7658" calcext:value-type="float">
            <text:p>-6.7658</text:p>
          </table:table-cell>
          <table:table-cell office:value-type="float" office:value="-0.78816" calcext:value-type="float">
            <text:p>-0.78816</text:p>
          </table:table-cell>
          <table:table-cell office:value-type="float" office:value="2.2276" calcext:value-type="float">
            <text:p>2.2276</text:p>
          </table:table-cell>
          <table:table-cell office:value-type="float" office:value="-4.5703" calcext:value-type="float">
            <text:p>-4.570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-1.1091" calcext:value-type="float">
            <text:p>-1.1091</text:p>
          </table:table-cell>
          <table:table-cell office:value-type="float" office:value="-1.7609" calcext:value-type="float">
            <text:p>-1.7609</text:p>
          </table:table-cell>
          <table:table-cell office:value-type="float" office:value="2.1205" calcext:value-type="float">
            <text:p>2.1205</text:p>
          </table:table-cell>
          <table:table-cell office:value-type="float" office:value="-5.8261" calcext:value-type="float">
            <text:p>-5.8261</text:p>
          </table:table-cell>
          <table:table-cell office:value-type="float" office:value="-0.96324" calcext:value-type="float">
            <text:p>-0.96324</text:p>
          </table:table-cell>
          <table:table-cell office:value-type="float" office:value="1.7614" calcext:value-type="float">
            <text:p>1.7614</text:p>
          </table:table-cell>
          <table:table-cell office:value-type="float" office:value="-4.8394" calcext:value-type="float">
            <text:p>-4.839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-0.11672" calcext:value-type="float">
            <text:p>-0.11672</text:p>
          </table:table-cell>
          <table:table-cell office:value-type="float" office:value="-0.32887" calcext:value-type="float">
            <text:p>-0.32887</text:p>
          </table:table-cell>
          <table:table-cell office:value-type="float" office:value="2.55" calcext:value-type="float">
            <text:p>2.55</text:p>
          </table:table-cell>
          <table:table-cell office:value-type="float" office:value="-4.4167" calcext:value-type="float">
            <text:p>-4.4167</text:p>
          </table:table-cell>
          <table:table-cell office:value-type="float" office:value="-0.20436" calcext:value-type="float">
            <text:p>-0.20436</text:p>
          </table:table-cell>
          <table:table-cell office:value-type="float" office:value="1.9761" calcext:value-type="float">
            <text:p>1.9761</text:p>
          </table:table-cell>
          <table:table-cell office:value-type="float" office:value="-4.1347" calcext:value-type="float">
            <text:p>-4.134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0.11672" calcext:value-type="float">
            <text:p>-0.11672</text:p>
          </table:table-cell>
          <table:table-cell office:value-type="float" office:value="-0.32887" calcext:value-type="float">
            <text:p>-0.32887</text:p>
          </table:table-cell>
          <table:table-cell office:value-type="float" office:value="0.88561" calcext:value-type="float">
            <text:p>0.88561</text:p>
          </table:table-cell>
          <table:table-cell office:value-type="float" office:value="-5.0225" calcext:value-type="float">
            <text:p>-5.0225</text:p>
          </table:table-cell>
          <table:table-cell office:value-type="float" office:value="-0.46708" calcext:value-type="float">
            <text:p>-0.46708</text:p>
          </table:table-cell>
          <table:table-cell office:value-type="float" office:value="0.75537" calcext:value-type="float">
            <text:p>0.75537</text:p>
          </table:table-cell>
          <table:table-cell office:value-type="float" office:value="-4.2839" calcext:value-type="float">
            <text:p>-4.283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-1.3429" calcext:value-type="float">
            <text:p>-1.3429</text:p>
          </table:table-cell>
          <table:table-cell office:value-type="float" office:value="0.30797" calcext:value-type="float">
            <text:p>0.30797</text:p>
          </table:table-cell>
          <table:table-cell office:value-type="float" office:value="-0.79878" calcext:value-type="float">
            <text:p>-0.79878</text:p>
          </table:table-cell>
          <table:table-cell office:value-type="float" office:value="-4.5301" calcext:value-type="float">
            <text:p>-4.5301</text:p>
          </table:table-cell>
          <table:table-cell office:value-type="float" office:value="-0.7298" calcext:value-type="float">
            <text:p>-0.7298</text:p>
          </table:table-cell>
          <table:table-cell office:value-type="float" office:value="-1.0494" calcext:value-type="float">
            <text:p>-1.0494</text:p>
          </table:table-cell>
          <table:table-cell office:value-type="float" office:value="-3.3909" calcext:value-type="float">
            <text:p>-3.390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-0.11672" calcext:value-type="float">
            <text:p>-0.11672</text:p>
          </table:table-cell>
          <table:table-cell office:value-type="float" office:value="-0.32887" calcext:value-type="float">
            <text:p>-0.32887</text:p>
          </table:table-cell>
          <table:table-cell office:value-type="float" office:value="0" calcext:value-type="float">
            <text:p>0</text:p>
          </table:table-cell>
          <table:table-cell office:value-type="float" office:value="-4.1" calcext:value-type="float">
            <text:p>-4.1</text:p>
          </table:table-cell>
          <table:table-cell office:value-type="float" office:value="-0.058361" calcext:value-type="float">
            <text:p>-0.058361</text:p>
          </table:table-cell>
          <table:table-cell office:value-type="float" office:value="-1.5588" calcext:value-type="float">
            <text:p>-1.5588</text:p>
          </table:table-cell>
          <table:table-cell office:value-type="float" office:value="-2.95" calcext:value-type="float">
            <text:p>-2.9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-4.2621" calcext:value-type="float">
            <text:p>-4.2621</text:p>
          </table:table-cell>
          <table:table-cell office:value-type="float" office:value="0.26616" calcext:value-type="float">
            <text:p>0.26616</text:p>
          </table:table-cell>
          <table:table-cell office:value-type="float" office:value="1.3" calcext:value-type="float">
            <text:p>1.3</text:p>
          </table:table-cell>
          <table:table-cell office:value-type="float" office:value="2.2517" calcext:value-type="float">
            <text:p>2.2517</text:p>
          </table:table-cell>
          <table:table-cell office:value-type="float" office:value="-2.1894" calcext:value-type="float">
            <text:p>-2.1894</text:p>
          </table:table-cell>
          <table:table-cell office:value-type="float" office:value="-1.9" calcext:value-type="float">
            <text:p>-1.9</text:p>
          </table:table-cell>
          <table:table-cell office:value-type="float" office:value="1.1258" calcext:value-type="float">
            <text:p>1.12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Courier" svg:font-family="Courier, 'Courier New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09:35:50.803248383</meta:creation-date>
    <dc:date>2020-11-23T09:36:20.918033202</dc:date>
    <meta:editing-duration>PT31S</meta:editing-duration>
    <meta:editing-cycles>1</meta:editing-cycles>
    <meta:document-statistic meta:table-count="1" meta:cell-count="418" meta:object-count="0"/>
    <meta:generator>LibreOffice/6.4.2.2$Linux_X86_64 LibreOffice_project/40$Build-2</meta:generator>
  </office:meta>
</office:document-meta>
</file>